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E00000193C268E220.png"/>
  <manifest:file-entry manifest:media-type="image/png" manifest:full-path="Pictures/100000000000042F000001854A443041.png"/>
  <manifest:file-entry manifest:media-type="image/png" manifest:full-path="Pictures/100000000000024E00000166AA9FD4B7.png"/>
  <manifest:file-entry manifest:media-type="image/png" manifest:full-path="Pictures/100000000000024E00000166C6D7BDE5.png"/>
  <manifest:file-entry manifest:media-type="" manifest:full-path="Pictures/2000023600002305000012CD3628FC8C.wmf"/>
  <manifest:file-entry manifest:media-type="image/png" manifest:full-path="Pictures/100000000000024E000001670E933E6C.png"/>
  <manifest:file-entry manifest:media-type="image/png" manifest:full-path="Pictures/10000000000002450000012C8244D7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3399ff" draw:textarea-horizontal-align="left" draw:textarea-vertical-align="top" draw:auto-grow-height="false" fo:padding-top="0.13cm" fo:padding-bottom="0.13cm" fo:padding-left="0.25cm" fo:padding-right="0.25cm" fo:wrap-option="no-wrap" draw:shadow="hidden" draw:shadow-color="#463416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3399ff" draw:textarea-horizontal-align="justify" draw:textarea-vertical-align="top" draw:auto-grow-height="true" fo:padding-top="0.13cm" fo:padding-bottom="0.13cm" fo:padding-left="0.25cm" fo:padding-right="0.25cm" fo:wrap-option="wrap" draw:shadow="hidden" draw:shadow-color="#463416"/>
    </style:style>
    <style:style style:name="pr1" style:family="presentation" style:parent-style-name="prs-strategy-title">
      <style:graphic-properties draw:stroke="none" draw:fill="none" draw:fill-color="#3399ff" draw:textarea-horizontal-align="justify" draw:textarea-vertical-align="middle" draw:auto-grow-height="true" draw:auto-grow-width="false" fo:min-height="4.565cm" fo:min-width="0cm" fo:padding-top="0.13cm" fo:padding-bottom="0.13cm" fo:padding-left="0.25cm" fo:padding-right="0.25cm" fo:wrap-option="no-wrap" draw:shadow="hidden" draw:shadow-color="#463416"/>
    </style:style>
    <style:style style:name="pr2" style:family="presentation" style:parent-style-name="prs-strategy-subtitle" style:list-style-name="L2">
      <style:graphic-properties draw:stroke="none" draw:fill="none" draw:fill-color="#3399ff" draw:textarea-horizontal-align="justify" draw:textarea-vertical-align="top" draw:auto-grow-height="true" draw:auto-grow-width="false" fo:min-height="1.74cm" fo:min-width="0cm" fo:padding-top="0.13cm" fo:padding-bottom="0.13cm" fo:padding-left="0.25cm" fo:padding-right="0.25cm" fo:wrap-option="no-wrap" draw:shadow="hidden" draw:shadow-color="#463416"/>
    </style:style>
    <style:style style:name="pr3" style:family="presentation" style:parent-style-name="prs-strategy-notes">
      <style:graphic-properties draw:fill-color="#ffffff" draw:auto-grow-height="true" fo:min-height="9.758cm"/>
    </style:style>
    <style:style style:name="pr4" style:family="presentation" style:parent-style-name="prs-strategy-title">
      <style:graphic-properties draw:stroke="none" draw:fill="none" draw:fill-color="#3399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463416"/>
    </style:style>
    <style:style style:name="pr5" style:family="presentation" style:parent-style-name="prs-strategy-title">
      <style:graphic-properties draw:fill-color="#ffffff" fo:min-height="3.181cm"/>
    </style:style>
    <style:style style:name="pr6" style:family="presentation" style:parent-style-name="prs-strategy-outline1">
      <style:graphic-properties draw:fill-color="#ffffff" fo:min-height="11.752cm"/>
    </style:style>
    <style:style style:name="pr7" style:family="presentation" style:parent-style-name="prs-strategy-notes">
      <style:graphic-properties draw:fill-color="#ffffff" fo:min-height="9.507cm"/>
    </style:style>
    <style:style style:name="pr8" style:family="presentation" style:parent-style-name="prs-strategy-title">
      <style:graphic-properties draw:fill-color="#ffffff" fo:min-height="2.93cm"/>
    </style:style>
    <style:style style:name="P1" style:family="paragraph">
      <style:paragraph-properties fo:margin-left="0cm" fo:margin-right="0cm" text:enable-numbering="false" fo:text-indent="0cm"/>
      <style:text-properties fo:font-weight="bold" style:font-weight-asian="bold"/>
    </style:style>
    <style:style style:name="P2" style:family="paragraph">
      <style:paragraph-properties fo:margin-left="0cm" fo:margin-right="0cm" fo:text-indent="0cm" style:writing-mode="lr-tb"/>
      <style:text-properties fo:font-weight="bold" style:font-weight-asian="bold"/>
    </style:style>
    <style:style style:name="P3" style:family="paragraph">
      <style:paragraph-properties fo:margin-left="1.27cm" fo:margin-right="0cm" fo:margin-top="0.282cm" fo:margin-bottom="0cm" text:enable-numbering="false" fo:text-indent="0cm"/>
    </style:style>
    <style:style style:name="P4" style:family="paragraph">
      <style:paragraph-properties fo:margin-left="1.27cm" fo:margin-right="0cm" fo:margin-top="0.282cm" fo:margin-bottom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1.27cm" fo:margin-right="0cm" fo:margin-top="0.282cm" fo:margin-bottom="0cm" text:enable-numbering="false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1.4cm" fo:margin-right="0cm" fo:margin-top="0.176cm" fo:margin-bottom="0.176cm" fo:text-align="center" fo:text-indent="-1.2cm" style:text-autospace="none">
        <style:tab-stops>
          <style:tab-stop style:position="1.27cm"/>
        </style:tab-stops>
      </style:paragraph-properties>
      <style:text-properties fo:font-family="標楷體" style:font-family-generic="script" style:font-pitch="fixed" style:letter-kerning="false" style:font-family-asian="標楷體" style:font-family-generic-asian="script" style:font-pitch-asian="fixed" style:font-family-complex="新細明體, PMingLiU" style:font-family-generic-complex="roman" style:font-pitch-complex="variable"/>
    </style:style>
    <style:style style:name="P11" style:family="paragraph">
      <style:paragraph-properties fo:margin-left="1cm" fo:margin-right="0cm" fo:text-align="center" fo:text-indent="-1cm"/>
    </style:style>
    <style:style style:name="P12" style:family="paragraph">
      <style:paragraph-properties fo:margin-left="1.4cm" fo:margin-right="0cm" fo:margin-top="0.176cm" fo:margin-bottom="0.176cm" fo:text-indent="-1.2cm" style:text-autospace="none">
        <style:tab-stops>
          <style:tab-stop style:position="1.27cm"/>
        </style:tab-stops>
      </style:paragraph-properties>
      <style:text-properties fo:font-family="標楷體" style:font-family-generic="script" style:font-pitch="fixed" style:letter-kerning="false" style:font-family-asian="標楷體" style:font-family-generic-asian="script" style:font-pitch-asian="fixed" style:font-family-complex="新細明體, PMingLiU" style:font-family-generic-complex="roman" style:font-pitch-complex="variable"/>
    </style:style>
    <style:style style:name="P13" style:family="paragraph">
      <style:paragraph-properties fo:margin-left="1.4cm" fo:margin-right="0cm" fo:margin-top="0.176cm" fo:margin-bottom="0.176cm" fo:text-indent="-1.2cm" style:text-autospace="none">
        <style:tab-stops>
          <style:tab-stop style:position="1.27cm"/>
        </style:tab-stops>
      </style:paragraph-properties>
      <style:text-properties fo:font-family="標楷體" style:font-family-generic="script" style:font-pitch="fixed" style:letter-kerning="false" style:font-family-asian="標楷體" style:font-family-generic-asian="script" style:font-pitch-asian="fixed" style:font-family-complex="新細明體, PMingLiU" style:font-family-generic-complex="roman" style:font-pitch-complex="variable"/>
    </style:style>
    <style:style style:name="P14" style:family="paragraph">
      <style:paragraph-properties fo:margin-left="1cm" fo:margin-right="0cm" fo:text-indent="-1cm"/>
    </style:style>
    <style:style style:name="P15" style:family="paragraph">
      <style:paragraph-properties fo:margin-left="1.4cm" fo:margin-right="0cm" fo:text-align="center" fo:text-indent="-1.2cm" style:text-autospace="none"/>
      <style:text-properties fo:font-family="標楷體" style:font-family-generic="script" style:font-pitch="fixed" style:letter-kerning="false" style:font-family-asian="標楷體" style:font-family-generic-asian="script" style:font-pitch-asian="fixed" style:font-family-complex="新細明體, PMingLiU" style:font-family-generic-complex="roman" style:font-pitch-complex="variable"/>
    </style:style>
    <style:style style:name="P16" style:family="paragraph">
      <style:paragraph-properties fo:margin-left="1.4cm" fo:margin-right="0cm" fo:text-indent="-1.2cm" style:text-autospace="none"/>
      <style:text-properties fo:font-family="標楷體" style:font-family-generic="script" style:font-pitch="fixed" style:letter-kerning="false" style:font-family-asian="標楷體" style:font-family-generic-asian="script" style:font-pitch-asian="fixed" style:font-family-complex="新細明體, PMingLiU" style:font-family-generic-complex="roman" style:font-pitch-complex="variable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line-height="100%" fo:text-align="center" text:enable-numbering="false" fo:text-indent="0cm"/>
    </style:style>
    <style:style style:name="P19" style:family="paragraph">
      <style:paragraph-properties style:writing-mode="lr-tb"/>
    </style:style>
    <style:style style:name="T1" style:family="text">
      <style:text-properties fo:color="#e3e3ff" fo:font-size="54pt" fo:language="en" fo:country="US" fo:font-weight="bold" style:font-size-asian="54pt" style:language-asian="zh" style:country-asian="TW" style:font-weight-asian="bold" style:font-size-complex="54pt"/>
    </style:style>
    <style:style style:name="T2" style:family="text">
      <style:text-properties fo:language="en" fo:country="US" style:language-asian="zh" style:country-asian="TW"/>
    </style:style>
    <style:style style:name="T3" style:family="text">
      <style:text-properties fo:color="#e6e6e6" style:text-outline="false" style:text-line-through-style="none" fo:font-family="標楷體" style:font-family-generic="script" style:font-pitch="fixed" fo:font-size="32pt" fo:font-style="normal" fo:text-shadow="none" style:text-underline-style="none" fo:font-weight="normal" style:letter-kerning="false" style:font-family-asian="標楷體" style:font-family-generic-asian="script" style:font-pitch-asian="fixed" style:font-family-complex="新細明體, PMingLiU" style:font-family-generic-complex="roman" style:font-pitch-complex="variable"/>
    </style:style>
    <style:style style:name="T4" style:family="text">
      <style:text-properties fo:color="#e6e6e6" style:text-outline="false" style:text-line-through-style="none" fo:font-family="標楷體" style:font-family-generic="script" style:font-pitch="fixed" fo:font-size="32pt" fo:font-style="normal" fo:text-shadow="none" style:text-underline-style="none" fo:font-weight="normal" style:letter-kerning="false" style:font-family-asian="標楷體" style:font-family-generic-asian="script" style:font-pitch-asian="fixed" style:font-family-complex="新細明體, PMingLiU" style:font-family-generic-complex="roman" style:font-pitch-complex="variable"/>
    </style:style>
    <style:style style:name="T5" style:family="text">
      <style:text-properties fo:color="#e6e6e6" style:text-outline="false" style:text-line-through-style="none" fo:font-family="標楷體" style:font-family-generic="script" style:font-pitch="fixed" fo:font-size="32pt" fo:font-style="italic" fo:text-shadow="none" style:text-underline-style="none" fo:font-weight="normal" style:letter-kerning="false" style:font-family-asian="標楷體" style:font-family-generic-asian="script" style:font-pitch-asian="fixed" style:font-style-asian="italic" style:font-family-complex="新細明體, PMingLiU" style:font-family-generic-complex="roman" style:font-pitch-complex="variable" style:font-style-complex="italic"/>
    </style:style>
    <style:style style:name="T6" style:family="text">
      <style:text-properties fo:color="#e6e6e6" style:text-outline="false" style:text-line-through-style="none" fo:font-family="標楷體" style:font-family-generic="script" style:font-pitch="fixed" fo:font-size="32pt" fo:language="en" fo:country="US" fo:font-style="normal" fo:text-shadow="none" style:text-underline-style="none" fo:font-weight="normal" style:letter-kerning="false" style:font-family-asian="標楷體" style:font-family-generic-asian="script" style:font-pitch-asian="fixed" style:language-asian="zh" style:country-asian="TW" style:font-family-complex="新細明體, PMingLiU" style:font-family-generic-complex="roman" style:font-pitch-complex="variable"/>
    </style:style>
    <style:style style:name="T7" style:family="text">
      <style:text-properties fo:font-size="40pt" fo:language="en" fo:country="US" style:font-size-asian="40pt" style:language-asian="zh" style:country-asian="TW" style:font-size-complex="40pt"/>
    </style:style>
    <style:style style:name="T8" style:family="text">
      <style:text-properties fo:color="#ffffff" fo:font-family="Arial" style:font-pitch="variable" fo:font-size="48pt" fo:language="en" fo:country="US" style:font-size-asian="48pt" style:language-asian="zh" style:country-asian="TW" style:font-size-complex="48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prs-strategy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86cm" svg:height="4.835cm" svg:x="1.27cm" svg:y="4.017cm" presentation:class="title" presentation:user-transformed="true">
          <draw:text-box>
            <text:p text:style-name="P1"><text:span text:style-name="T1">導入語義網技術於法規檢核系統同步化研究</text:span></text:p>
          </draw:text-box>
        </draw:frame>
        <draw:frame presentation:style-name="pr2" draw:text-style-name="P5" draw:layer="layout" svg:width="5.5cm" svg:height="2.813cm" svg:x="16.5cm" svg:y="12.68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<text:s text:c="5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張簡稜剛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432cm" svg:height="8.791cm" svg:x="3.308cm" svg:y="2.439cm" draw:page-number="1" presentation:class="page"/>
          <draw:frame presentation:style-name="pr3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2.86cm" svg:height="3.176cm" svg:x="1.27cm" svg:y="0.634cm" presentation:class="title" presentation:user-transformed="true">
          <draw:text-box>
            <text:p text:style-name="P7"><text:span text:style-name="T2">雛型實作架構</text:span></text:p>
          </draw:text-box>
        </draw:frame>
        <draw:frame draw:style-name="gr2" draw:text-style-name="P9" draw:layer="layout" svg:width="22cm" svg:height="14cm" svg:x="1.5cm" svg:y="3.5cm">
          <draw:image xlink:href="Pictures/100000000000042F000001854A443041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432cm" svg:height="8.791cm" svg:x="3.308cm" svg:y="2.439cm" draw:page-number="2" presentation:class="page"/>
          <draw:frame presentation:style-name="pr3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1.691cm" svg:height="3.181cm" svg:x="1.866cm" svg:y="0.294cm" presentation:class="title">
          <draw:text-box>
            <text:p text:style-name="P10">MRAS</text:p>
          </draw:text-box>
        </draw:frame>
        <draw:frame presentation:style-name="pr6" draw:layer="layout" svg:width="21.361cm" svg:height="11.752cm" svg:x="2.742cm" svg:y="5.604cm" presentation:class="outline">
          <draw:text-box>
            <text:list text:style-name="L3">
              <text:list-item>
                <text:p text:style-name="P12">MRAS是代理人伺服端的主體，開啟後會在TCP的1729埠等待客戶端連線，當客戶端發出要求後，會把要求訊息利用MRASP剖析，再傳給MRASEgine處理客戶端的要求，實現法規代理服務，並將服務結果以MRASP轉為MRAS協定訊息，再回覆給客戶端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432cm" svg:height="8.791cm" svg:x="3.308cm" svg:y="2.439cm" draw:page-number="3" presentation:class="page"/>
          <draw:frame presentation:style-name="pr7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5" draw:text-style-name="P14" draw:layer="layout" svg:width="21.691cm" svg:height="3.181cm" svg:x="1.866cm" svg:y="0.294cm" presentation:class="title" presentation:user-transformed="true">
          <draw:text-box>
            <text:p text:style-name="P13"><text:span text:style-name="T3">MRASEgine</text:span></text:p>
          </draw:text-box>
        </draw:frame>
        <draw:frame presentation:style-name="pr6" draw:layer="layout" svg:width="21.361cm" svg:height="11.752cm" svg:x="2.742cm" svg:y="5.604cm" presentation:class="outline">
          <draw:text-box>
            <text:list text:style-name="L3">
              <text:list-item>
                <text:p text:style-name="P12"><text:span text:style-name="T4">MRASEgine</text:span><text:span text:style-name="T4">實作法規的推理功能，並利用</text:span><text:span text:style-name="T4">jena</text:span><text:span text:style-name="T4">函式庫來剖析健保法規的</text:span><text:span text:style-name="T4">OWL</text:span><text:span text:style-name="T4">檔，並進行</text:span><text:span text:style-name="T4">OWLDL</text:span><text:span text:style-name="T4">層級的推理，並將剖析結果載入到推理機的知識庫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432cm" svg:height="8.791cm" svg:x="3.308cm" svg:y="2.439cm" draw:page-number="4" presentation:class="page"/>
          <draw:frame presentation:style-name="pr7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8" draw:layer="layout" svg:width="21.691cm" svg:height="2.93cm" svg:x="1.866cm" svg:y="0.419cm" presentation:class="title">
          <draw:text-box>
            <text:p text:style-name="P10"><text:span text:style-name="T3">MRASP</text:span></text:p>
          </draw:text-box>
        </draw:frame>
        <draw:frame presentation:style-name="pr6" draw:layer="layout" svg:width="21.361cm" svg:height="11.752cm" svg:x="2.742cm" svg:y="5.604cm" presentation:class="outline">
          <draw:text-box>
            <text:list text:style-name="L3">
              <text:list-item>
                <text:p text:style-name="P12"><text:span text:style-name="T4">MRASP</text:span><text:span text:style-name="T4">是藥品法規代理人服務協定的剖析器，用來剖析協定的訊息，並實現上述的銀行櫃檯模式。所以在伺服端及客戶端各有</text:span><text:span text:style-name="T4">Java</text:span><text:span text:style-name="T4">語言及</text:span><text:span text:style-name="T4">Ruby</text:span><text:span text:style-name="T4">語言的實作。剖析演算法主要實現</text:span><text:span text:style-name="T5">預測遞降法</text:span><text:span text:style-name="T5">(predictivedscent-downparsing)</text:span><text:span text:style-name="T4">[]</text:span><text:span text:style-name="T4">。</text:span></text:p>
              </text:list-item>
            </text:list>
          </draw:text-box>
        </draw:frame>
        <presentation:notes draw:style-name="dp2">
          <draw:page-thumbnail draw:style-name="gr1" draw:layer="layout" svg:width="12.432cm" svg:height="8.791cm" svg:x="3.308cm" svg:y="2.439cm" draw:page-number="5" presentation:class="page"/>
          <draw:frame presentation:style-name="pr7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8" draw:layer="layout" svg:width="21.691cm" svg:height="2.93cm" svg:x="1.866cm" svg:y="0.419cm" presentation:class="title">
          <draw:text-box>
            <text:p text:style-name="P10"><text:span text:style-name="T3">JenaRDF</text:span></text:p>
          </draw:text-box>
        </draw:frame>
        <draw:frame presentation:style-name="pr6" draw:layer="layout" svg:width="21.361cm" svg:height="11.752cm" svg:x="2.742cm" svg:y="5.604cm" presentation:class="outline">
          <draw:text-box>
            <text:list text:style-name="L3">
              <text:list-item>
                <text:p text:style-name="P12"><text:span text:style-name="T4">本系統利用</text:span><text:span text:style-name="T4">JenaRDF[]</text:span><text:span text:style-name="T4">以及</text:span><text:span text:style-name="T4">JenaOntology</text:span><text:span text:style-name="T4">的函式庫，來分析健保規則的</text:span><text:span text:style-name="T4">OWL</text:span><text:span text:style-name="T4">檔案</text:span><text:span text:style-name="T4">xercesImpl</text:span><text:span text:style-name="T4">為</text:span><text:span text:style-name="T4">XML</text:span><text:span text:style-name="T4">的剖析器，這是由於</text:span><text:span text:style-name="T4">OWL</text:span><text:span text:style-name="T4">本身即為使用</text:span><text:span text:style-name="T4">RDF</text:span><text:span text:style-name="T4">定義，而</text:span><text:span text:style-name="T4">RDF</text:span><text:span text:style-name="T4">又是使用</text:span><text:span text:style-name="T4">XML</text:span><text:span text:style-name="T4">的格式。故</text:span><text:span text:style-name="T4">jena</text:span><text:span text:style-name="T4">會利用</text:span><text:span text:style-name="T4">xercesImpl</text:span><text:span text:style-name="T4">剖析</text:span><text:span text:style-name="T4">OWL</text:span><text:span text:style-name="T4">成為</text:span><text:span text:style-name="T4">RDF</text:span><text:span text:style-name="T4">模型，再利用</text:span><text:span text:style-name="T4">OWL</text:span><text:span text:style-name="T4">推理引擎求出整個本體的</text:span><text:span text:style-name="T4">OWL</text:span><text:span text:style-name="T4">模型，以利</text:span><text:span text:style-name="T4">MRASEgine</text:span><text:span text:style-name="T4">使用。</text:span></text:p>
              </text:list-item>
            </text:list>
          </draw:text-box>
        </draw:frame>
        <presentation:notes draw:style-name="dp2">
          <draw:page-thumbnail draw:style-name="gr1" draw:layer="layout" svg:width="12.432cm" svg:height="8.791cm" svg:x="3.308cm" svg:y="2.439cm" draw:page-number="6" presentation:class="page"/>
          <draw:frame presentation:style-name="pr7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7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8" draw:layer="layout" svg:width="21.691cm" svg:height="2.93cm" svg:x="1.866cm" svg:y="0.419cm" presentation:class="title">
          <draw:text-box>
            <text:p text:style-name="P10"><text:span text:style-name="T3">TestWebSiteFiles</text:span></text:p>
          </draw:text-box>
        </draw:frame>
        <draw:frame presentation:style-name="pr6" draw:layer="layout" svg:width="21.361cm" svg:height="11.752cm" svg:x="2.742cm" svg:y="5.604cm" presentation:class="outline">
          <draw:text-box>
            <text:list text:style-name="L3">
              <text:list-item>
                <text:p text:style-name="P12"><text:span text:style-name="T4">TestWebSiteFiles</text:span><text:span text:style-name="T4">則為簡易的</text:span><text:span text:style-name="T4">WEB</text:span><text:span text:style-name="T4">應用程式，會使用到上述的推理機功能，本雛型有兩個測試，需求醫療狀態測試，及判斷用藥合法性測試，測試過程會在文後描述。</text:span></text:p>
              </text:list-item>
            </text:list>
          </draw:text-box>
        </draw:frame>
        <presentation:notes draw:style-name="dp2">
          <draw:page-thumbnail draw:style-name="gr1" draw:layer="layout" svg:width="12.432cm" svg:height="8.791cm" svg:x="3.308cm" svg:y="2.439cm" draw:page-number="7" presentation:class="page"/>
          <draw:frame presentation:style-name="pr7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8" draw:layer="layout" svg:width="21.691cm" svg:height="2.93cm" svg:x="1.866cm" svg:y="0.419cm" presentation:class="title">
          <draw:text-box>
            <text:p text:style-name="P15"><text:span text:style-name="T3">需求醫療狀態測試</text:span></text:p>
          </draw:text-box>
        </draw:frame>
        <draw:frame presentation:style-name="pr6" draw:layer="layout" svg:width="21.361cm" svg:height="11.752cm" svg:x="2.742cm" svg:y="5.604cm" presentation:class="outline">
          <draw:text-box>
            <text:list text:style-name="L3">
              <text:list-item>
                <text:p text:style-name="P16"><text:span text:style-name="T4">需求醫療狀態測試會要求輸入一顆藥，系統則會傳回判斷此藥物合法性運算所需要輸入的屬性值。</text:span></text:p>
              </text:list-item>
            </text:list>
          </draw:text-box>
        </draw:frame>
        <presentation:notes draw:style-name="dp2">
          <draw:page-thumbnail draw:style-name="gr1" draw:layer="layout" svg:width="12.432cm" svg:height="8.791cm" svg:x="3.308cm" svg:y="2.439cm" draw:page-number="8" presentation:class="page"/>
          <draw:frame presentation:style-name="pr7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2.86cm" svg:height="3.176cm" svg:x="1.27cm" svg:y="0.634cm" presentation:class="title" presentation:user-transformed="true">
          <draw:text-box>
            <text:p text:style-name="P7"><text:span text:style-name="T2">需求醫療狀態測試</text:span></text:p>
          </draw:text-box>
        </draw:frame>
        <draw:frame draw:style-name="gr3" draw:text-style-name="P17" draw:layer="layout" svg:width="22.86cm" svg:height="12.488cm" svg:x="1.27cm" svg:y="4.445cm">
          <draw:image xlink:href="Pictures/10000000000002450000012C8244D755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432cm" svg:height="8.791cm" svg:x="3.308cm" svg:y="2.439cm" draw:page-number="9" presentation:class="page"/>
          <draw:frame presentation:style-name="pr3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8" draw:layer="layout" svg:width="21.691cm" svg:height="2.93cm" svg:x="1.866cm" svg:y="0.419cm" presentation:class="title">
          <draw:text-box>
            <text:p text:style-name="P15"><text:span text:style-name="T3">判斷用藥合法性測試</text:span></text:p>
          </draw:text-box>
        </draw:frame>
        <draw:frame presentation:style-name="pr6" draw:layer="layout" svg:width="21.361cm" svg:height="11.752cm" svg:x="2.742cm" svg:y="5.604cm" presentation:class="outline">
          <draw:text-box>
            <text:list text:style-name="L3">
              <text:list-item>
                <text:p text:style-name="P16"><text:span text:style-name="T4">顯示判斷用藥合法性測試的畫面，其有一組表單讓使用者輸入必要屬性值以建立一個醫療狀態個案，本雛型僅包含幾個測試屬性，分為病患狀態及用藥資訊等兩大類屬性，當表單輸入完成後，系統便會將使用者於表單上填入的醫療狀態傳入至</text:span><text:span text:style-name="T4">MRAS</text:span><text:span text:style-name="T4">作推理，來回答用藥是否合法。</text:span></text:p>
              </text:list-item>
            </text:list>
          </draw:text-box>
        </draw:frame>
        <presentation:notes draw:style-name="dp2">
          <draw:page-thumbnail draw:style-name="gr1" draw:layer="layout" svg:width="12.432cm" svg:height="8.791cm" svg:x="3.308cm" svg:y="2.439cm" draw:page-number="10" presentation:class="page"/>
          <draw:frame presentation:style-name="pr7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2.86cm" svg:height="3.176cm" svg:x="1.27cm" svg:y="0.634cm" presentation:class="title" presentation:user-transformed="true">
          <draw:text-box>
            <text:p text:style-name="P7"><text:span text:style-name="T6">判斷用藥合法性測試</text:span><text:span text:style-name="T2">(2)</text:span></text:p>
          </draw:text-box>
        </draw:frame>
        <draw:frame draw:style-name="gr3" draw:text-style-name="P17" draw:layer="layout" svg:width="22.86cm" svg:height="12.488cm" svg:x="1.27cm" svg:y="4.445cm">
          <draw:image xlink:href="Pictures/100000000000024E000001670E933E6C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432cm" svg:height="8.791cm" svg:x="3.308cm" svg:y="2.439cm" draw:page-number="11" presentation:class="page"/>
          <draw:frame presentation:style-name="pr3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2.86cm" svg:height="3.639cm" svg:x="1.27cm" svg:y="0.403cm" presentation:class="title" presentation:user-transformed="true">
          <draw:text-box>
            <text:p text:style-name="P7"><text:span text:style-name="T7">違反了「使用本類藥品，每次不可連續超過五天」的規定 </text:span></text:p>
          </draw:text-box>
        </draw:frame>
        <draw:frame draw:style-name="gr3" draw:text-style-name="P17" draw:layer="layout" svg:width="22.86cm" svg:height="12.488cm" svg:x="1.27cm" svg:y="4.445cm">
          <draw:image xlink:href="Pictures/100000000000024E00000166C6D7BDE5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432cm" svg:height="8.791cm" svg:x="3.308cm" svg:y="2.439cm" draw:page-number="12" presentation:class="page"/>
          <draw:frame presentation:style-name="pr3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2.86cm" svg:height="3.639cm" svg:x="1.27cm" svg:y="0.403cm" presentation:class="title" presentation:user-transformed="true">
          <draw:text-box>
            <text:p text:style-name="P7"><text:span text:style-name="T7">違反了「不可患有急性上呼吸道感類別的疾病」 </text:span></text:p>
          </draw:text-box>
        </draw:frame>
        <draw:frame draw:style-name="gr3" draw:text-style-name="P17" draw:layer="layout" svg:width="22.86cm" svg:height="12.488cm" svg:x="1.27cm" svg:y="4.445cm">
          <draw:image xlink:href="Pictures/100000000000024E00000166AA9FD4B7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432cm" svg:height="8.791cm" svg:x="3.308cm" svg:y="2.439cm" draw:page-number="13" presentation:class="page"/>
          <draw:frame presentation:style-name="pr3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2.86cm" svg:height="3.176cm" svg:x="1.27cm" svg:y="0.634cm" presentation:class="title" presentation:user-transformed="true">
          <draw:text-box>
            <text:p text:style-name="P7"><text:span text:style-name="T2">缺少必要的屬性</text:span></text:p>
          </draw:text-box>
        </draw:frame>
        <draw:frame draw:style-name="gr3" draw:text-style-name="P17" draw:layer="layout" svg:width="22.86cm" svg:height="12.488cm" svg:x="1.27cm" svg:y="4.445cm">
          <draw:image xlink:href="Pictures/100000000000024E00000193C268E220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432cm" svg:height="8.791cm" svg:x="3.308cm" svg:y="2.439cm" draw:page-number="14" presentation:class="page"/>
          <draw:frame presentation:style-name="pr3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5" draw:style-name="dp1" draw:master-page-name="prs-strategy" presentation:use-date-time-name="dtd1">
        <office:forms form:automatic-focus="false" form:apply-design-mode="false"/>
        <draw:frame presentation:style-name="pr4" draw:text-style-name="P8" draw:layer="layout" svg:width="22.86cm" svg:height="3.176cm" svg:x="1.098cm" svg:y="5.123cm" presentation:class="title" presentation:user-transformed="true">
          <draw:text-box>
            <text:p text:style-name="P7"><text:span text:style-name="T2">Q&amp;A</text:span></text:p>
          </draw:text-box>
        </draw:frame>
        <presentation:notes draw:style-name="dp2">
          <draw:page-thumbnail draw:style-name="gr1" draw:layer="layout" svg:width="12.432cm" svg:height="8.791cm" svg:x="3.308cm" svg:y="2.439cm" draw:page-number="15" presentation:class="page"/>
          <draw:frame presentation:style-name="pr3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6" draw:style-name="dp1" draw:master-page-name="prs-strategy" presentation:use-date-time-name="dtd1">
        <office:forms form:automatic-focus="false" form:apply-design-mode="false"/>
        <draw:custom-shape draw:style-name="gr4" draw:text-style-name="P19" draw:layer="layout" svg:width="17.435cm" svg:height="2.293cm" svg:x="3.705cm" svg:y="6.324cm">
          <text:p text:style-name="P18"><text:span text:style-name="T8">報告完畢、謝謝大家！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432cm" svg:height="8.791cm" svg:x="3.308cm" svg:y="2.439cm" draw:page-number="16" presentation:class="page"/>
          <draw:frame presentation:style-name="pr3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1746" draw:end-color="#0033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ingLiU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en" fo:country="US" style:letter-kerning="true" style:font-family-asian="新細明體, PMingLiU" style:font-family-generic-asian="roman" style:font-pitch-asian="variable" style:font-size-asian="12pt" style:language-asian="zh" style:country-asian="TW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標楷體" style:font-family-generic="script" style:font-pitch="fixed" fo:font-size="36pt" fo:font-style="italic" fo:text-shadow="none" style:text-underline-style="none" fo:font-weight="bold" style:font-family-asian="標楷體" style:font-family-generic-asian="script" style:font-pitch-asian="fixed" style:font-size-asian="36pt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</text:list-style>
      </style:graphic-properties>
      <style:paragraph-properties fo:margin-left="0cm" fo:margin-right="0cm" fo:text-align="start" text:enable-numbering="true" fo:text-indent="-1.2cm"/>
      <style:text-properties fo:color="#e6e6e6" style:text-outline="false" style:text-line-through-style="none" fo:font-family="標楷體" style:font-family-generic="script" style:font-pitch="fixed" fo:font-size="32pt" fo:font-style="normal" fo:text-shadow="none" style:text-underline-style="none" fo:font-weight="normal" style:font-family-asian="標楷體" style:font-family-generic-asian="script" style:font-pitch-asian="fixed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標楷體" style:font-family-generic="script" style:font-pitch="fixed" fo:font-size="28pt" fo:font-style="normal" fo:text-shadow="none" style:text-underline-style="none" fo:font-weight="normal" style:font-family-asian="標楷體" style:font-family-generic-asian="script" style:font-pitch-asian="fixed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標楷體" style:font-family-generic="script" style:font-pitch="fixed" fo:font-size="24pt" fo:font-style="normal" fo:text-shadow="none" style:text-underline-style="none" fo:font-weight="normal" style:font-family-asian="標楷體" style:font-family-generic-asian="script" style:font-pitch-asian="fixed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fo:hyphenate="tru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33336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52cm" fo:min-width="2.591cm"/>
    </style:style>
    <style:style style:name="pr1" style:family="presentation" style:parent-style-name="prs-strategy-title">
      <style:graphic-properties draw:fill-color="#ffffff" draw:auto-grow-height="false" fo:min-height="3.507cm"/>
    </style:style>
    <style:style style:name="pr2" style:family="presentation" style:parent-style-name="prs-strategy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cm" fo:margin-right="0cm" fo:text-indent="-1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4cm" fo:margin-right="0cm" fo:text-indent="-1.2cm"/>
    </style:style>
    <style:style style:name="P6" style:family="paragraph">
      <style:paragraph-properties fo:margin-left="2.2cm" fo:margin-right="0cm" fo:text-indent="-1.2cm"/>
    </style:style>
    <style:style style:name="P7" style:family="paragraph">
      <style:paragraph-properties fo:margin-left="3cm" fo:margin-right="0cm" fo:text-indent="-1.2cm"/>
    </style:style>
    <style:style style:name="P8" style:family="paragraph">
      <style:paragraph-properties fo:margin-left="3.8cm" fo:margin-right="0cm" fo:text-indent="-1.2cm"/>
    </style:style>
    <style:style style:name="P9" style:family="paragraph">
      <style:paragraph-properties fo:margin-left="4.6cm" fo:margin-right="0cm" fo:text-indent="-1.2cm"/>
    </style:style>
    <style:style style:name="P10" style:family="paragraph">
      <style:paragraph-properties fo:margin-left="5.4cm" fo:margin-right="0cm" fo:text-indent="-1.2cm"/>
    </style:style>
    <style:style style:name="P11" style:family="paragraph">
      <style:paragraph-properties fo:margin-left="6.2cm" fo:margin-right="0cm" fo:text-indent="-1.2cm"/>
    </style:style>
    <style:style style:name="P12" style:family="paragraph">
      <style:paragraph-properties fo:margin-left="7cm" fo:margin-right="0cm" fo:text-indent="-1.2cm"/>
    </style:style>
    <style:style style:name="P13" style:family="paragraph">
      <style:paragraph-properties fo:margin-left="7.8cm" fo:margin-right="0cm" fo:text-indent="-1.2cm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prs-strategy" style:page-layout-name="PM1" draw:style-name="dp1">
      <office:forms form:automatic-focus="false" form:apply-design-mode="false"/>
      <draw:frame presentation:style-name="pr1" draw:text-style-name="P4" draw:layer="backgroundobjects" svg:width="21.691cm" svg:height="3.18cm" svg:x="1.866cm" svg:y="0.294cm" presentation:class="title">
        <draw:text-box draw:corner-radius="0.065cm">
          <text:p text:style-name="P3">請按一下鼠標，編輯標題文的格式。</text:p>
        </draw:text-box>
      </draw:frame>
      <draw:frame presentation:style-name="pr2" draw:layer="backgroundobjects" svg:width="21.361cm" svg:height="12.002cm" svg:x="2.742cm" svg:y="5.604cm" presentation:class="outline">
        <draw:text-box>
          <text:list text:style-name="L3">
            <text:list-item>
              <text:p text:style-name="P5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6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4" draw:layer="backgroundobjects" svg:width="4.962cm" svg:height="2.664cm" svg:x="20cm" svg:y="15.752cm">
        <draw:image xlink:href="Pictures/2000023600002305000012CD3628FC8C.wmf" xlink:type="simple" xlink:show="embed" xlink:actuate="onLoad">
          <text:p text:style-name="P4"/>
        </draw:image>
      </draw:frame>
      <draw:frame draw:style-name="gr4" draw:layer="backgroundobjects" svg:width="5.828cm" svg:height="1.267cm" svg:x="0.5cm" svg:y="17.233cm">
        <draw:text-box>
          <text:p text:style-name="P4"><text:date style:data-style-name="D2" text:date-value="2008-04-12">Saturday, April 12, 2008</text:date></text:p>
        </draw:text-box>
      </draw:frame>
      <presentation:notes style:page-layout-name="PM0">
        <office:forms form:automatic-focus="false" form:apply-design-mode="false"/>
        <draw:page-thumbnail presentation:style-name="prs-strategy-title" draw:layer="backgroundobjects" svg:width="12.432cm" svg:height="8.791cm" svg:x="3.308cm" svg:y="2.439cm" presentation:class="page"/>
        <draw:frame presentation:style-name="prs-strategy-notes" draw:layer="backgroundobjects" svg:width="13.169cm" svg:height="9.757cm" svg:x="2.947cm" svg:y="12.08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PowerPoint Presentation</dc:title>
    <meta:creation-date>1601-01-01T08:00:00</meta:creation-date>
    <dc:date>2008-04-12T09:42:33</dc:date>
    <meta:print-date>2007-10-19T11:35:00</meta:print-date>
    <dc:language>en-US</dc:language>
    <meta:editing-cycles>15</meta:editing-cycles>
    <meta:editing-duration>PT15H16M17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